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42cm" style:use-optimal-column-width="false"/>
    </style:style>
    <style:style style:name="co2" style:family="table-column">
      <style:table-column-properties style:column-width="1.7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position="-8% 58%" style:font-name="Times New Roman" fo:font-style="italic" style:font-style-asian="italic" style:font-style-complex="italic"/>
    </style:style>
    <style:style style:name="T8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4.401cm" svg:y="7.007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302cm" svg:y="7.008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902cm" svg:y="10.1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601cm" svg:y1="8.607cm" svg:x2="8.401cm" svg:y2="10.398cm">
          <text:p/>
        </draw:line>
        <draw:custom-shape draw:style-name="gr1" draw:text-style-name="P2" draw:layer="layout" svg:width="1.8cm" svg:height="1.8cm" svg:x="6.903cm" svg:y="4.00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101cm" svg:y1="5.408cm" svg:x2="5.901cm" svg:y2="7.199cm">
          <text:p/>
        </draw:line>
        <draw:line draw:style-name="gr2" draw:text-style-name="P3" draw:layer="layout" svg:x1="8.501cm" svg:y1="5.409cm" svg:x2="9.701cm" svg:y2="7.2cm">
          <text:p/>
        </draw:line>
        <draw:line draw:style-name="gr2" draw:text-style-name="P3" draw:layer="layout" svg:x1="6.001cm" svg:y1="8.508cm" svg:x2="7.201cm" svg:y2="10.299cm">
          <text:p/>
        </draw:line>
        <draw:frame draw:style-name="standard" draw:layer="layout" svg:width="3.767cm" svg:height="3.887cm" svg:x="10.097cm" svg:y="2.1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</text:span><text:span text:style-name="T3">0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3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0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a</text:span><text:span text:style-name="T3">1</text:span><text:span text:style-name="T4">, </text:span><text:span text:style-name="T2">b</text:span><text:span text:style-name="T3">1</text:span></text:p>
              </table:table-cell>
              <table:table-cell>
                <text:p text:style-name="P4"><text:span text:style-name="T4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7cm" svg:height="3.887cm" svg:x="10.098cm" svg:y="9.6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b</text:span><text:span text:style-name="T3">0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0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3">1</text:span><text:span text:style-name="T4">, </text:span><text:span text:style-name="T2">c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7cm" svg:height="3.887cm" svg:x="1.799cm" svg:y="9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c</text:span><text:span text:style-name="T3">0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0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c</text:span><text:span text:style-name="T3">1</text:span><text:span text:style-name="T4">, </text:span><text:span text:style-name="T2">d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7cm" svg:height="3.887cm" svg:x="1.799cm" svg:y="2.1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d</text:span><text:span text:style-name="T3">0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0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0</text:span></text:p>
              </table:table-cell>
              <table:table-cell>
                <text:p text:style-name="P4"><text:span text:style-name="T4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a</text:span><text:span text:style-name="T3">1</text:span></text:p>
              </table:table-cell>
              <table:table-cell>
                <text:p text:style-name="P4"><text:span text:style-name="T4">1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6" draw:layer="layout" svg:width="23.315cm" svg:height="0.944cm" svg:x="2.4cm" svg:y="14.4cm">
          <draw:text-box>
            <text:p text:style-name="P5"><text:span text:style-name="T5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12.92cm" svg:height="1cm" svg:x="14.68cm" svg:y="12.8cm">
          <draw:text-box>
            <text:p><text:span text:style-name="T2">A</text:span><text:span text:style-name="T4"> := Alice, </text:span><text:span text:style-name="T2">B</text:span><text:span text:style-name="T4"> := Bob, </text:span><text:span text:style-name="T2">C</text:span><text:span text:style-name="T4"> := Charles, </text:span><text:span text:style-name="T2">D</text:span><text:span text:style-name="T4"> := Debbie</text:span></text:p>
          </draw:text-box>
        </draw:frame>
        <draw:frame presentation:style-name="pr1" draw:text-style-name="P8" draw:layer="layout" svg:width="16.999cm" svg:height="1.271cm" svg:x="6cm" svg:y="0.2cm" presentation:class="title" presentation:user-transformed="true">
          <draw:text-box>
            <text:p><text:span text:style-name="T6">Markov Network "Misconception"</text:span></text:p>
          </draw:text-box>
        </draw:frame>
        <draw:custom-shape draw:style-name="gr1" draw:text-style-name="P2" draw:layer="layout" svg:width="1.8cm" svg:height="1.8cm" svg:x="17.803cm" svg:y="7.00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3.404cm" svg:y="7.00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20.604cm" svg:y="10.10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3.8cm" svg:y1="8.6cm" svg:x2="22.103cm" svg:y2="10.399cm">
          <text:p/>
        </draw:line>
        <draw:custom-shape draw:style-name="gr1" draw:text-style-name="P2" draw:layer="layout" svg:width="1.8cm" svg:height="1.8cm" svg:x="20.605cm" svg:y="4.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803cm" svg:y1="5.409cm" svg:x2="19.2cm" svg:y2="7.2cm">
          <text:p/>
        </draw:line>
        <draw:line draw:style-name="gr2" draw:text-style-name="P3" draw:layer="layout" svg:x1="22.203cm" svg:y1="5.41cm" svg:x2="23.8cm" svg:y2="7.2cm">
          <text:p/>
        </draw:line>
        <draw:line draw:style-name="gr2" draw:text-style-name="P3" draw:layer="layout" svg:x1="19.2cm" svg:y1="8.6cm" svg:x2="20.903cm" svg:y2="10.3cm">
          <text:p/>
        </draw:line>
        <draw:custom-shape draw:style-name="gr5" draw:text-style-name="P9" draw:layer="layout" svg:width="0.6cm" svg:height="0.6cm" svg:x="19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22.7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19.7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6cm" svg:height="0.6cm" svg:x="22.8cm" svg:y="9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35cm" svg:height="0.954cm" svg:x="23.4cm" svg:y="5.046cm">
          <draw:text-box>
            <text:p><text:span text:style-name="T2">f</text:span><text:span text:style-name="T7">ab</text:span><text:span text:style-name="T4">(</text:span><text:span text:style-name="T2">a</text:span><text:span text:style-name="T8">, </text:span><text:span text:style-name="T2">b</text:span><text:span text:style-name="T4">)</text:span></text:p>
          </draw:text-box>
        </draw:frame>
        <draw:frame draw:style-name="gr7" draw:text-style-name="P7" draw:layer="layout" svg:width="2.398cm" svg:height="0.954cm" svg:x="23.401cm" svg:y="9.846cm">
          <draw:text-box>
            <text:p><text:span text:style-name="T2">f</text:span><text:span text:style-name="T7">bc</text:span><text:span text:style-name="T4">(</text:span><text:span text:style-name="T2">b</text:span><text:span text:style-name="T8">, </text:span><text:span text:style-name="T2">c</text:span><text:span text:style-name="T4">)</text:span></text:p>
          </draw:text-box>
        </draw:frame>
        <draw:frame draw:style-name="gr8" draw:text-style-name="P7" draw:layer="layout" svg:width="2.473cm" svg:height="0.954cm" svg:x="17.501cm" svg:y="9.846cm">
          <draw:text-box>
            <text:p><text:span text:style-name="T2">f</text:span><text:span text:style-name="T7">cd </text:span><text:span text:style-name="T4">(</text:span><text:span text:style-name="T2">c</text:span><text:span text:style-name="T8">, </text:span><text:span text:style-name="T2">d</text:span><text:span text:style-name="T4">)</text:span></text:p>
          </draw:text-box>
        </draw:frame>
        <draw:frame draw:style-name="gr6" draw:text-style-name="P7" draw:layer="layout" svg:width="2.435cm" svg:height="0.954cm" svg:x="17.501cm" svg:y="5.046cm">
          <draw:text-box>
            <text:p><text:span text:style-name="T2">f</text:span><text:span text:style-name="T7">da</text:span><text:span text:style-name="T4">(</text:span><text:span text:style-name="T2">d</text:span><text:span text:style-name="T8">, </text:span><text:span text:style-name="T2">a</text:span><text:span text:style-name="T4">)</text:span></text:p>
          </draw:text-box>
        </draw:frame>
        <draw:frame draw:style-name="gr9" draw:text-style-name="P11" draw:layer="layout" svg:width="8.71cm" svg:height="0.962cm" svg:x="17.2cm" svg:y="2.5cm">
          <draw:text-box>
            <text:p text:style-name="P10">Factor Graph Representation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07T12:49:15.529000000</dc:date>
    <meta:editing-duration>PT4H28M45S</meta:editing-duration>
    <meta:editing-cycles>17</meta:editing-cycles>
    <meta:generator>LibreOffice/7.1.5.2$Windows_X86_64 LibreOffice_project/85f04e9f809797b8199d13c421bd8a2b025d52b5</meta:generator>
    <meta:document-statistic meta:object-count="55"/>
  </office:meta>
</office:document-meta>
</file>